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69a7" officeooo:paragraph-rsid="001d69a7"/>
    </style:style>
    <style:style style:name="P2" style:family="paragraph" style:parent-style-name="Standard">
      <style:paragraph-properties fo:text-align="end" style:justify-single-word="false"/>
      <style:text-properties officeooo:rsid="001d69a7" officeooo:paragraph-rsid="001d69a7"/>
    </style:style>
    <style:style style:name="P3" style:family="paragraph" style:parent-style-name="Standard">
      <style:paragraph-properties fo:text-align="start" style:justify-single-word="false"/>
      <style:text-properties officeooo:rsid="001d69a7" officeooo:paragraph-rsid="001d69a7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d69a7" officeooo:paragraph-rsid="001d69a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fc31b" officeooo:paragraph-rsid="001fc31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f0dee" officeooo:paragraph-rsid="001f0de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1be3e" officeooo:paragraph-rsid="0021be3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5fe86" officeooo:paragraph-rsid="0025fe8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be772" officeooo:paragraph-rsid="002be77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4042bd" officeooo:paragraph-rsid="004042b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407712" officeooo:paragraph-rsid="0040771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d69a7" officeooo:paragraph-rsid="001d69a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f0dee" officeooo:paragraph-rsid="001f0dee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1f0dee" officeooo:paragraph-rsid="001f0dee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weight="normal" officeooo:rsid="001f0dee" officeooo:paragraph-rsid="001f0de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fc31b" officeooo:paragraph-rsid="001fc31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fc31b" officeooo:paragraph-rsid="0022a99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fc31b" officeooo:paragraph-rsid="003445f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fc31b" officeooo:paragraph-rsid="0030fd23" style:font-weight-asian="normal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weight="normal" officeooo:rsid="001fc31b" officeooo:paragraph-rsid="001fc31b" style:font-weight-asian="normal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fo:font-weight="normal" officeooo:rsid="001fc31b" officeooo:paragraph-rsid="001fc31b" style:font-weight-asian="normal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fo:font-weight="normal" officeooo:rsid="001fc31b" officeooo:paragraph-rsid="002a9d6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1be3e" officeooo:paragraph-rsid="0021be3e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1be3e" officeooo:paragraph-rsid="0023476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1be3e" officeooo:paragraph-rsid="00240ce6" style:font-weight-asian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font-weight="normal" officeooo:rsid="0021be3e" officeooo:paragraph-rsid="00240ce6" style:font-weight-asian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font-weight="normal" officeooo:rsid="0021be3e" officeooo:paragraph-rsid="003609a1" style:font-weight-asian="normal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weight="normal" officeooo:rsid="0021be3e" officeooo:paragraph-rsid="00234768" style:font-weight-asian="normal" style:font-weight-complex="normal"/>
    </style:style>
    <style:style style:name="P29" style:family="paragraph" style:parent-style-name="Standard" style:list-style-name="L9">
      <style:paragraph-properties fo:text-align="start" style:justify-single-word="false"/>
      <style:text-properties fo:font-weight="normal" officeooo:rsid="0021be3e" officeooo:paragraph-rsid="002c70d1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21c8a5" officeooo:paragraph-rsid="0021c8a5" style:font-weight-asian="normal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fo:font-weight="normal" officeooo:rsid="0025fe86" officeooo:paragraph-rsid="0038dd2f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25fe86" officeooo:paragraph-rsid="0038dd2f" style:font-weight-asian="normal" style:font-weight-complex="normal"/>
    </style:style>
    <style:style style:name="P33" style:family="paragraph" style:parent-style-name="Standard" style:list-style-name="L8">
      <style:paragraph-properties fo:text-align="start" style:justify-single-word="false"/>
      <style:text-properties fo:font-weight="normal" officeooo:rsid="002be772" officeooo:paragraph-rsid="002be772" style:font-weight-asian="normal" style:font-weight-complex="normal"/>
    </style:style>
    <style:style style:name="P34" style:family="paragraph" style:parent-style-name="Standard" style:list-style-name="L9">
      <style:paragraph-properties fo:text-align="start" style:justify-single-word="false"/>
      <style:text-properties fo:font-weight="normal" officeooo:rsid="002be772" officeooo:paragraph-rsid="002c70d1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30fd23" officeooo:paragraph-rsid="0030fd23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333793" officeooo:paragraph-rsid="00333793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3445f3" officeooo:paragraph-rsid="003445f3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407712" officeooo:paragraph-rsid="00407712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30fd23" officeooo:paragraph-rsid="0030fd23" fo:background-color="#ffffff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fc31b" officeooo:paragraph-rsid="001fc31b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a9196" officeooo:paragraph-rsid="003609a1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69a7" officeooo:paragraph-rsid="001d69a7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officeooo:rsid="003153e2" officeooo:paragraph-rsid="003153e2"/>
    </style:style>
    <style:style style:name="P44" style:family="paragraph" style:parent-style-name="Standard">
      <style:paragraph-properties fo:text-align="start" style:justify-single-word="false"/>
      <style:text-properties style:text-underline-style="none" fo:font-weight="bold" officeooo:rsid="0021be3e" officeooo:paragraph-rsid="00234768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8pt" fo:font-weight="bold" officeooo:rsid="001d69a7" officeooo:paragraph-rsid="001d69a7" style:font-size-asian="18pt" style:font-weight-asian="bold" style:font-size-complex="18pt" style:font-weight-complex="bold"/>
    </style:style>
    <style:style style:name="T1" style:family="text">
      <style:text-properties officeooo:rsid="0021c8a5"/>
    </style:style>
    <style:style style:name="T2" style:family="text">
      <style:text-properties officeooo:rsid="0022a991"/>
    </style:style>
    <style:style style:name="T3" style:family="text">
      <style:text-properties officeooo:rsid="00234768"/>
    </style:style>
    <style:style style:name="T4" style:family="text">
      <style:text-properties officeooo:rsid="00240ce6"/>
    </style:style>
    <style:style style:name="T5" style:family="text">
      <style:text-properties officeooo:rsid="0025fe8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1be3e" style:font-weight-asian="bold" style:font-weight-complex="bold"/>
    </style:style>
    <style:style style:name="T8" style:family="text">
      <style:text-properties fo:font-weight="bold" officeooo:rsid="00290a41" style:font-weight-asian="bold" style:font-weight-complex="bold"/>
    </style:style>
    <style:style style:name="T9" style:family="text">
      <style:text-properties officeooo:rsid="00290a41"/>
    </style:style>
    <style:style style:name="T10" style:family="text">
      <style:text-properties officeooo:rsid="00294a4f"/>
    </style:style>
    <style:style style:name="T11" style:family="text">
      <style:text-properties officeooo:rsid="002a9d61"/>
    </style:style>
    <style:style style:name="T12" style:family="text">
      <style:text-properties fo:font-weight="normal" officeooo:rsid="00407712" style:font-weight-asian="normal" style:font-weight-complex="normal"/>
    </style:style>
    <style:style style:name="T13" style:family="text">
      <style:text-properties officeooo:rsid="002df8d0"/>
    </style:style>
    <style:style style:name="T14" style:family="text">
      <style:text-properties officeooo:rsid="003153e2"/>
    </style:style>
    <style:style style:name="T15" style:family="text">
      <style:text-properties officeooo:rsid="00333793"/>
    </style:style>
    <style:style style:name="T16" style:family="text">
      <style:text-properties officeooo:rsid="003445f3"/>
    </style:style>
    <style:style style:name="T17" style:family="text">
      <style:text-properties officeooo:rsid="003609a1"/>
    </style:style>
    <style:style style:name="T18" style:family="text">
      <style:text-properties officeooo:rsid="00240ce6" fo:background-color="#ffffff" loext:char-shading-value="0"/>
    </style:style>
    <style:style style:name="T19" style:family="text">
      <style:text-properties officeooo:rsid="0038a6c7"/>
    </style:style>
    <style:style style:name="T20" style:family="text">
      <style:text-properties officeooo:rsid="004077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-rendu <text:span text:style-name="T13">TP1</text:span></text:p>
      <text:p text:style-name="P3">TANG Yuke</text:p>
      <text:p text:style-name="P43">07/11/2017</text:p>
      <text:p text:style-name="P2"/>
      <text:p text:style-name="P2"/>
      <text:p text:style-name="P45">Système de contrôle d’accès à un bâtiment </text:p>
      <text:p text:style-name="P4"/>
      <text:p text:style-name="P42">But du système:</text:p>
      <text:p text:style-name="P12"><text:tab/>Réaliser un système qui <text:span text:style-name="T6">contrôle </text:span>des portes. Les droit<text:span text:style-name="T14">s</text:span> d’<text:span text:style-name="T14">a</text:span>ccéder <text:span text:style-name="T14">à</text:span> ces portes sont défini<text:span text:style-name="T14">s </text:span>par <text:s/>groupes. Les gens qui <text:span text:style-name="T14">s</text:span>ont <text:span text:style-name="T14">dans </text:span>l<text:span text:style-name="T14">e</text:span> même groupe ont <text:span text:style-name="T14">les mes droits d’accès. </text:span></text:p>
      <text:p text:style-name="P36">Le système permet de <text:span text:style-name="T6">configurer</text:span> les droits d’accès et <text:span text:style-name="T6">surveiller </text:span>les accès. </text:p>
      <text:p text:style-name="P36"/>
      <text:p text:style-name="P6">Composition matérielle:</text:p>
      <text:list xml:id="list1947112589369906883" text:style-name="L1">
        <text:list-item>
          <text:p text:style-name="P14">porte de fermeture automatique <text:span text:style-name="T15">(serrure électronique)</text:span></text:p>
        </text:list-item>
        <text:list-item>
          <text:p text:style-name="P14">lecteur de badges</text:p>
        </text:list-item>
        <text:list-item>
          <text:p text:style-name="P14"><text:span text:style-name="T15">badge</text:span></text:p>
        </text:list-item>
        <text:list-item>
          <text:p text:style-name="P14">écran de contrôle</text:p>
        </text:list-item>
      </text:list>
      <text:p text:style-name="P6">Composition logicielle:</text:p>
      <text:list xml:id="list1330907179758138923" text:style-name="L2">
        <text:list-item>
          <text:p text:style-name="P15">système de gestion de calendrier</text:p>
        </text:list-item>
        <text:list-item>
          <text:p text:style-name="P15"><text:span text:style-name="T17">s</text:span>ystème de gestion de groupe</text:p>
        </text:list-item>
        <text:list-item>
          <text:p text:style-name="P15"><text:span text:style-name="T17">s</text:span>ystème de <text:span text:style-name="T2">sécurité</text:span></text:p>
        </text:list-item>
      </text:list>
      <text:p text:style-name="P13"/>
      <text:p text:style-name="P40">Acteur<text:span text:style-name="T16">s</text:span> humain<text:span text:style-name="T16">s</text:span>:</text:p>
      <text:p text:style-name="P16">- <text:span text:style-name="T6">Le superviseur</text:span></text:p>
      <text:p text:style-name="P23"><text:span text:style-name="T16">Configure/</text:span>Modifie les informations sur les groupes et ses membres. Modifier le calendrier.</text:p>
      <text:p text:style-name="P44"><text:span text:style-name="T3">Concept métier:</text:span></text:p>
      <text:list xml:id="list7423801924901793221" text:style-name="L5">
        <text:list-item>
          <text:p text:style-name="P28"><text:span text:style-name="T3">membre: nom, prénom, numéro de téléphone, numéro de badge, groupe</text:span></text:p>
        </text:list-item>
        <text:list-item>
          <text:p text:style-name="P28"><text:span text:style-name="T3">groupe: nom du groupe, liste des membre, liste de portes accessible</text:span></text:p>
        </text:list-item>
        <text:list-item>
          <text:p text:style-name="P28"><text:span text:style-name="T3">calendrier: nom de la semaine type, description de la semaine, les jours en tranches horaires, la valide de l’accès heure par heure </text:span></text:p>
        </text:list-item>
      </text:list>
      <text:p text:style-name="P35"><text:span text:style-name="T6">Spécification: </text:span>Informations stockées dans un disque dur. Le superviseur utilise un ordinateur qui contient les logiciel<text:span text:style-name="T16">s</text:span> de gestion de calendrier et de groupe.</text:p>
      <text:p text:style-name="P24"/>
      <text:p text:style-name="P16">-<text:span text:style-name="T6"> Le gardien</text:span></text:p>
      <text:p text:style-name="P23">En charge de la surveillance et des opérations de <text:span text:style-name="T1">sécurité. Utiliser le système de sécurité</text:span></text:p>
      <text:p text:style-name="P7"><text:span text:style-name="T3">Concept métier:</text:span></text:p>
      <text:list xml:id="list3196407141187369515" text:style-name="L4">
        <text:list-item>
          <text:p text:style-name="P26"><text:span text:style-name="T4">rapport des événements: début, fin</text:span></text:p>
        </text:list-item>
        <text:list-item>
          <text:p text:style-name="P27"><text:span text:style-name="T4">purger des événements</text:span><text:span text:style-name="T18">: </text:span><text:span text:style-name="T4">début, fin</text:span></text:p>
        </text:list-item>
        <text:list-item>
          <text:p text:style-name="P26"><text:span text:style-name="T5">rapport des alarmes: période de rafraîchissement</text:span></text:p>
        </text:list-item>
        <text:list-item>
          <text:p text:style-name="P26"><text:span text:style-name="T4">informations sur les accès à une porte: liste des portes, état, valeur de la confidentialité, dix derniers événements</text:span></text:p>
        </text:list-item>
      </text:list>
      <text:p text:style-name="P35"><text:span text:style-name="T6">Spécification: </text:span>Le gardien <text:span text:style-name="T16">interagit avec la partie du système </text:span>de sécurité. </text:p>
      <text:p text:style-name="P25"><text:tab/></text:p>
      <text:p text:style-name="P37"><text:span text:style-name="T6">- Détenteur de badge</text:span></text:p>
      <text:p text:style-name="P30">Utiliser un badge pour <text:s/>demander le droit d’entrer <text:span text:style-name="T16">dans une salle.</text:span></text:p>
      <text:p text:style-name="P8">Concept métier:</text:p>
      <text:list xml:id="list5955951741926483777" text:style-name="L3">
        <text:list-item>
          <text:p text:style-name="P31"><text:span text:style-name="T19">I</text:span>nformation personnelle: nom, prénom, numéro de téléphone, groupe, <text:span text:style-name="T9">numéro de badge.</text:span></text:p>
        </text:list-item>
      </text:list>
      <text:p text:style-name="P32"><text:span text:style-name="T8">Spécification: </text:span><text:span text:style-name="T9">Les membres ont un badge à présenter avant d’entrer dans une salle.</text:span></text:p>
      <text:p text:style-name="P39"><text:span text:style-name="T14">Lecture d’un badge et envoie le numéro de badge au système. </text:span></text:p>
      <text:p text:style-name="P19"/>
      <text:p text:style-name="P41"><text:soft-page-break/>Fonctionnalité</text:p>
      <text:p text:style-name="P18">-<text:span text:style-name="T6"> </text:span><text:span text:style-name="T7">Contrôle de cohérence</text:span></text:p>
      <text:p text:style-name="P16"><text:span text:style-name="T1">Synchroniser les informations entre le système et les porteurs de badges. </text:span></text:p>
      <text:p text:style-name="P5"><text:span text:style-name="T9">Concept métier:</text:span></text:p>
      <text:list xml:id="list1884845592085635224" text:style-name="L6">
        <text:list-item>
          <text:p text:style-name="P20"><text:span text:style-name="T10">information: adresse de badge, port lecteur associe avec, groupe que la porte associe avec, <text:s/>groupe et ses membres, personne et son numéro de badge</text:span></text:p>
        </text:list-item>
      </text:list>
      <text:p text:style-name="P10">Spécification: <text:span text:style-name="T20">L</text:span><text:span text:style-name="T12">e lecteur de badge contient une carte réseau qui peut communiquer avec le système de gestion de calendrier. </text:span></text:p>
      <text:p text:style-name="P10"/>
      <text:p text:style-name="P16">- <text:span text:style-name="T7">Système de gestion de calendrier</text:span></text:p>
      <text:p text:style-name="P16"><text:span text:style-name="T1">Gestion de calendrier. Mémoriser le temps et le droit de entrer dans une porte pour chaque groupe.</text:span></text:p>
      <text:p text:style-name="P5"><text:span text:style-name="T10">Concept métier:</text:span></text:p>
      <text:list xml:id="list5793009810078197201" text:style-name="L7">
        <text:list-item>
          <text:p text:style-name="P21">G<text:span text:style-name="T11">roupe: liste des membres,nom du groupe</text:span></text:p>
        </text:list-item>
        <text:list-item>
          <text:p text:style-name="P22"><text:span text:style-name="T11">type semaine: heure par heure le droit d’accès, jours en tranches horaires</text:span></text:p>
        </text:list-item>
      </text:list>
      <text:p text:style-name="P11">Spécification: </text:p>
      <text:p text:style-name="P38"/>
      <text:p text:style-name="P16">- <text:span text:style-name="T7">Système de gestion de groupe</text:span></text:p>
      <text:p text:style-name="P16"><text:span text:style-name="T2">Mémoriser les groupes et informations pour chaque membre.</text:span></text:p>
      <text:p text:style-name="P9">Concept métier:</text:p>
      <text:list xml:id="list5210767778868103757" text:style-name="L8">
        <text:list-item>
          <text:p text:style-name="P33">membre: nom, prénom, numéro de téléphone </text:p>
        </text:list-item>
        <text:list-item>
          <text:p text:style-name="P33">groupe: nom de groupe, membres du groupe </text:p>
          <text:p text:style-name="P33"/>
        </text:list-item>
      </text:list>
      <text:p text:style-name="P17">- <text:span text:style-name="T7">Système de sécurité</text:span></text:p>
      <text:p text:style-name="P17"><text:span text:style-name="T2">Accéder les informations de entrer une porte ou valider un badge. Donner le écran de contrôle.</text:span></text:p>
      <text:p text:style-name="P9">Concept métier:</text:p>
      <text:list xml:id="list5072275122343600654" text:style-name="L9">
        <text:list-item>
          <text:p text:style-name="P34"><text:span text:style-name="T4">rapport des événement: début, fin</text:span></text:p>
        </text:list-item>
        <text:list-item>
          <text:p text:style-name="P29"><text:span text:style-name="T4">purger de enlèvement: début, fin</text:span></text:p>
        </text:list-item>
        <text:list-item>
          <text:p text:style-name="P29"><text:span text:style-name="T5">rapport des alarmes: période de rafraîchissement</text:span></text:p>
        </text:list-item>
        <text:list-item>
          <text:p text:style-name="P29"><text:span text:style-name="T4">information d’une porte: liste des portes, état, valeur de la confidentialité, dix derniers événement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9:06:46.349930848</meta:creation-date>
    <dc:date>2017-11-07T11:58:46.258291358</dc:date>
    <meta:editing-duration>PT1H40M34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2" meta:paragraph-count="64" meta:word-count="500" meta:character-count="3096" meta:non-whitespace-character-count="2666"/>
  </office:meta>
</office:document-meta>
</file>